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0c256" officeooo:paragraph-rsid="0010c256"/>
    </style:style>
    <style:style style:name="P2" style:family="paragraph" style:parent-style-name="Standard">
      <style:paragraph-properties fo:text-align="justify" style:justify-single-word="false"/>
      <style:text-properties fo:font-weight="bold" officeooo:rsid="0010c256" officeooo:paragraph-rsid="0010c256"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efinição das tecnologias que serão utilizadas na implementação</text:span> </text:p>
      <text:p text:style-name="P1"/>
      <text:p text:style-name="P2">Arquitetura de Software</text:p>
      <text:p text:style-name="P1"/>
      <text:p text:style-name="P1">A arquitetura a ser utilizada para o desenvolvimento do software será o padrão de</text:p>
      <text:p text:style-name="P1">arquitetura MVC. Onde aplicação é dividida em 3 camadas (Model-View-Controller), de</text:p>
      <text:p text:style-name="P1">modo que haja uma total separação da lógica de negócios da camada de</text:p>
      <text:p text:style-name="P1">apresentação. Suas vantagens são:</text:p>
      <text:p text:style-name="P1">• Gerenciar múltiplos visualizadores usando o mesmo modelo e de modo fácil de</text:p>
      <text:p text:style-name="P1">manter , testar e atualizar sistemas múltiplos.</text:p>
      <text:p text:style-name="P1">•Ser muito simples para incluir novos clientes apenas incluindo seus</text:p>
      <text:p text:style-name="P1">visualizadores e controles.</text:p>
      <text:p text:style-name="P1">• Tornar a aplicação escalável.</text:p>
      <text:p text:style-name="P1">• Ser possível de desenvolver em paralelo para o Model , View e Controller pois</text:p>
      <text:p text:style-name="P1">são independentes.</text:p>
      <text:p text:style-name="P1">• Separar dados ou lógica de negócios (Model) da interface do usuário (View) e do</text:p>
      <text:p text:style-name="P1">fluxo da aplicação (Controller).</text:p>
      <text:p text:style-name="P1">• Permitir que uma mesma lógica de negócios possa ser acessada e visualizada</text:p>
      <text:p text:style-name="P1">através de várias interfaces.</text:p>
      <text:p text:style-name="P1">• A lógica de negócios (Model) não saber de quantas nem quais interfaces</text:p>
      <text:p text:style-name="P1">existem ou estão exibindo seus dados.</text:p>
      <text:p text:style-name="P1"/>
      <text:p text:style-name="P2">API's</text:p>
      <text:p text:style-name="P2"/>
      <text:p text:style-name="P1">As tecnologias a serem utilizadas para o desenvolvimento do software serão:</text:p>
      <text:p text:style-name="P1"/>
      <text:p text:style-name="P1">•Java EE: O Java EE(Java Enterprise Edition) consiste de uma</text:p>
      <text:p text:style-name="P1">série de especificações bem detalhadas, que dão suporte para a implementação</text:p>
      <text:p text:style-name="P1">de serviços como: Persistência em banco de dados, transações, acesso remoto,</text:p>
      <text:p text:style-name="P1">web services, gerenciamento de threads, gerenciamento de conexões HTTP,</text:p>
      <text:p text:style-name="P1">cache de objetos, gerenciamento de sessão web, balanceamento de carga,</text:p>
      <text:p text:style-name="P1">entre outros. Assim a tecnologia Java EE tem o objetivo de fazer com que o</text:p>
      <text:p text:style-name="P1">desenvolvedor não perca tempo implementando esses serviços, deixando tudo</text:p>
      <text:p text:style-name="P1">por conta das ferramentas do Java EE. Algumas das especificações do Java EE</text:p>
      <text:p text:style-name="P1">são:</text:p>
      <text:p text:style-name="P1"/>
      <text:p text:style-name="P1">•JavaServer Pages (JSP), Java Servlets, Java Server Faces, (JSF).</text:p>
      <text:p text:style-name="P1">•Enterprise Javabeans Componentes (EJB) e Java Persistence API (JPA).</text:p>
      <text:p text:style-name="P1">•Java API for XML Web Services (JAX-WS), Java API for XML Binding</text:p>
      <text:p text:style-name="P1">(JAX-B).</text:p>
      <text:p text:style-name="P1">•Java Authenthication and Authorization Service (JAAS).</text:p>
      <text:p text:style-name="P1">•Java Transaction API (JTA).</text:p>
      <text:p text:style-name="P1">•Java Messagem Service (JMS).</text:p>
      <text:p text:style-name="P1">•Java Naming and Directory Interface (JNDI).</text:p>
      <text:p text:style-name="P1">•Java Management Extensions (JMX).• JPA: Conforme [16], JPA é um framework leve, baseado em POJOS (Plain Old Java Objects) para persistir objetos Java. A Java Persistence API não é apenas</text:p>
      <text:p text:style-name="P1">um framework para Mapeamento Objeto-Relacional (ORM – Object-Relational Mapping), ela também oferece diversas funcionalidades essenciais em qualquer aplicação corporativa. Suas principais vantagens são os POJOS Persistentes, onde os objetos possuem um design mais simples que não dependem de herança de interfaces externas; A facilidade de consulta aos objetos, com o uso da linguagem JPQL e a possibilidade de se fazer testes unitários com mais facilidade, já que a JPA pode ser utilizada sem a existência de um servidor de aplicação.</text:p>
      <text:p text:style-name="P1"><text:soft-page-break/>• JSF: Basicamente JavaServer Faces ou simplesmente JSF, é um framework que permite a elaboração de interfaces de usuário web colocando componentes em um formulário e ligando-os a objetos Java permitindo a separação entre lógica e regras de negócio, navegação, conexões com serviços externos e gerenciamento de configurações. Seu ponto forte é um grande número de componentes e um design muito flexível o que permitiu que este framework crescesse muito, acomodando novas tecnologias. O JSF possui componentes simples como input e botões e outros</text:p>
      <text:p text:style-name="P1">componentes sofisticados como tabelas de dados e árvores, porem o mais importante é o fato de integrar o padrão Java EE e estar incluído em cada servidor de aplicação Java EE, podendo facilmente ser adicionado a um container web.</text:p>
      <text:p text:style-name="P1">•EJB3: O Enterprise Java Beans 3.0 é uma plataforma para criação de aplicações de negócio portáveis, robustas e reutilizáveis usando a linguagem de programação Java. Ele possui componentes para construir aplicações sem que seja preciso reinventar uma série de recursos e serviços, como transações, segurança e persistência. É considerado ainda um modelo de</text:p>
      <text:p text:style-name="P1">alto nível para objetos distribuí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1T17:39:33.860088349</meta:creation-date>
    <dc:date>2015-11-21T17:46:45.529273518</dc:date>
    <meta:editing-duration>PT7M12S</meta:editing-duration>
    <meta:editing-cycles>1</meta:editing-cycles>
    <meta:document-statistic meta:table-count="0" meta:image-count="0" meta:object-count="0" meta:page-count="2" meta:paragraph-count="44" meta:word-count="605" meta:character-count="3937" meta:non-whitespace-character-count="3374"/>
    <meta:generator>LibreOffice/4.4.2.2$Linux_X86_64 LibreOffice_project/40m0$Build-2</meta:generator>
  </office:meta>
</office:document-meta>
</file>